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602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0.325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42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1.7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8.19cm" svg:y1="1.875cm" svg:x2="19.844cm" svg:y2="1.875cm">
              <text:p/>
            </draw:line>
            <draw:line draw:style-name="gr1" draw:text-style-name="P1" draw:layer="layout" svg:x1="18.221cm" svg:y1="2.565cm" svg:x2="19.782cm" svg:y2="2.565cm">
              <text:p/>
            </draw:line>
            <draw:path draw:style-name="gr1" draw:text-style-name="P1" draw:layer="layout" svg:width="0.508cm" svg:height="0.391cm" draw:transform="skewX (-0.151494579073108) rotate (2.22040787438719) translate (18.2208528014991cm 2.56514514484522cm)" svg:viewBox="0 0 509 392" svg:d="M0 0c411-1 509 392 509 392">
              <text:p/>
            </draw:path>
            <draw:path draw:style-name="gr1" draw:text-style-name="P1" draw:layer="layout" svg:width="0.506cm" svg:height="0.401cm" draw:transform="skewX (0.13543754995476) rotate (-2.23716303520633) translate (20.094855453218cm 2.16660003064242cm)" svg:viewBox="0 0 507 402" svg:d="M507 0c-410 6-507 402-507 402">
              <text:p/>
            </draw:path>
            <draw:frame draw:style-name="gr2" draw:text-style-name="P2" draw:layer="layout" svg:width="1.281cm" svg:height="0.852cm" svg:x="18.391cm" svg:y="2.023cm">
              <draw:text-box>
                <text:p text:style-name="P2"><text:span text:style-name="T1">Start</text:span></text:p>
              </draw:text-box>
            </draw:frame>
          </draw:g>
        </draw:g>
        <draw:custom-shape draw:style-name="gr3" draw:text-style-name="P2" xml:id="id5" draw:id="id5" draw:layer="layout" svg:width="2.9cm" svg:height="1.3cm" svg:x="17.601cm" svg:y="4.275cm">
          <text:p text:style-name="P2"><text:span text:style-name="T1">Login</text:span></text:p>
          <text:p text:style-name="P2"><text:span text:style-name="T1"><text:s/></text:span><text:span text:style-name="T1">Screen </text:span></text:p>
          <text:p text:style-name="P2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2.5cm" svg:height="1cm" svg:x="17.801cm" svg:y="10.675cm">
          <text:p text:style-name="P2"><text:span text:style-name="T1">Validate Log- </text:span></text:p>
          <text:p text:style-name="P2"><text:span text:style-name="T1">in 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4.2cm" svg:height="2.1cm" svg:x="16.901cm" svg:y="12.875cm">
          <text:p text:style-name="P1"><text:span text:style-name="T1">Log-In </text:span></text:p>
          <text:p text:style-name="P1"><text:span text:style-name="T1">Details Valid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9.051cm" svg:y1="11.675cm" svg:x2="19.001cm" svg:y2="12.875cm" draw:start-shape="id1" draw:start-glue-point="2" draw:end-shape="id2" draw:end-glue-point="4" svg:d="M19051 11675v550l-50 100v550" svg:viewBox="0 0 51 1201">
          <text:p/>
        </draw:connector>
        <draw:custom-shape draw:style-name="gr3" draw:text-style-name="P2" xml:id="id3" draw:id="id3" draw:layer="layout" svg:width="4.2cm" svg:height="2.2cm" svg:x="8.201cm" svg:y="12.875cm">
          <text:p text:style-name="P2"><text:span text:style-name="T1">User Name </text:span></text:p>
          <text:p text:style-name="P2"><text:span text:style-name="T1">in New accounts l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6.901cm" svg:y1="13.925cm" svg:x2="12.401cm" svg:y2="13.975cm" draw:start-shape="id2" draw:start-glue-point="5" draw:end-shape="id3" draw:end-glue-point="7" svg:d="M16901 13925h-550l-3399 50h-551" svg:viewBox="0 0 4501 51">
          <text:p/>
        </draw:connector>
        <draw:frame draw:style-name="gr5" draw:text-style-name="P3" draw:layer="layout" svg:width="1.4cm" svg:height="0.725cm" svg:x="15.501cm" svg:y="13.35cm">
          <draw:text-box>
            <text:p text:style-name="P3"><text:span text:style-name="T2">No</text:span></text:p>
          </draw:text-box>
        </draw:frame>
        <draw:frame draw:style-name="gr6" draw:text-style-name="P3" draw:layer="layout" svg:width="1.4cm" svg:height="0.725cm" svg:x="9.401cm" svg:y="9.975cm">
          <draw:text-box>
            <text:p text:style-name="P3"><text:span text:style-name="T2">No</text:span></text:p>
          </draw:text-box>
        </draw:frame>
        <draw:custom-shape draw:style-name="gr3" draw:text-style-name="P2" xml:id="id4" draw:id="id4" draw:layer="layout" svg:width="4.3cm" svg:height="2.3cm" svg:x="1.501cm" svg:y="12.875cm">
          <text:p text:style-name="P2"><text:span text:style-name="T1">Password entered</text:span></text:p>
          <text:p text:style-name="P2"><text:span text:style-name="T1">= “password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8.201cm" svg:y1="13.975cm" svg:x2="5.801cm" svg:y2="14.025cm" draw:start-shape="id3" draw:start-glue-point="5" draw:end-shape="id4" draw:end-glue-point="7" svg:d="M8201 13975h-550l-1299 50h-551" svg:viewBox="0 0 2401 51">
          <text:p/>
        </draw:connector>
        <draw:frame draw:style-name="gr7" draw:text-style-name="P3" draw:layer="layout" svg:width="1.4cm" svg:height="0.8cm" svg:x="6.701cm" svg:y="13.275cm">
          <draw:text-box>
            <text:p text:style-name="P3"><text:span text:style-name="T2">Yes</text:span></text:p>
          </draw:text-box>
        </draw:frame>
        <draw:frame draw:style-name="gr8" draw:text-style-name="P3" draw:layer="layout" svg:width="1.4cm" svg:height="0.725cm" svg:x="2.701cm" svg:y="9.975cm">
          <draw:text-box>
            <text:p text:style-name="P3"><text:span text:style-name="T2">No</text:span></text:p>
          </draw:text-box>
        </draw:frame>
        <draw:line draw:style-name="gr4" draw:text-style-name="P1" draw:layer="layout" svg:x1="3.701cm" svg:y1="15.175cm" svg:x2="3.701cm" svg:y2="17.475cm">
          <text:p/>
        </draw:line>
        <draw:frame draw:style-name="gr7" draw:text-style-name="P3" draw:layer="layout" svg:width="1.4cm" svg:height="0.8cm" svg:x="2.401cm" svg:y="15.675cm">
          <draw:text-box>
            <text:p text:style-name="P3"><text:span text:style-name="T2">Yes</text:span></text:p>
          </draw:text-box>
        </draw:frame>
        <draw:frame draw:style-name="gr9" draw:text-style-name="P3" draw:layer="layout" svg:width="6.6cm" svg:height="1.25cm" svg:x="2.501cm" svg:y="17.425cm">
          <draw:text-box>
            <text:p text:style-name="P3"><text:span text:style-name="T2">See Figure, Page</text:span></text:p>
          </draw:text-box>
        </draw:frame>
        <draw:line draw:style-name="gr4" draw:text-style-name="P1" draw:layer="layout" svg:x1="19.101cm" svg:y1="2.575cm" svg:x2="19.101cm" svg:y2="4.275cm">
          <text:p/>
        </draw:line>
        <draw:custom-shape draw:style-name="gr3" draw:text-style-name="P1" xml:id="id6" draw:id="id6" draw:layer="layout" svg:width="4.5cm" svg:height="2.8cm" svg:x="16.801cm" svg:y="6.475cm">
          <text:p text:style-name="P1"><text:span text:style-name="T1">Forgot Password</text:span></text:p>
          <text:p text:style-name="P1"><text:span text:style-name="T1">Button clicked</text:span>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9.051cm" svg:y1="5.575cm" svg:x2="19.051cm" svg:y2="6.475cm" draw:start-shape="id5" draw:start-glue-point="8" draw:end-shape="id6" draw:end-glue-point="4" svg:d="M19051 5575v552-202 550" svg:viewBox="0 0 1 901">
          <text:p/>
        </draw:connector>
        <draw:connector draw:style-name="gr4" draw:text-style-name="P1" draw:layer="layout" draw:type="lines" svg:x1="19.051cm" svg:y1="9.275cm" svg:x2="19.051cm" svg:y2="10.675cm" draw:start-shape="id6" draw:start-glue-point="6" draw:end-shape="id1" draw:end-glue-point="0" svg:d="M19051 9275v552 298 550" svg:viewBox="0 0 1 1401">
          <text:p/>
        </draw:connector>
        <draw:frame draw:style-name="gr6" draw:text-style-name="P3" draw:layer="layout" svg:width="1.4cm" svg:height="0.725cm" svg:x="18.001cm" svg:y="9.275cm">
          <draw:text-box>
            <text:p text:style-name="P3"><text:span text:style-name="T2">No</text:span></text:p>
          </draw:text-box>
        </draw:frame>
        <draw:line draw:style-name="gr1" draw:text-style-name="P1" xml:id="id7" draw:id="id7" draw:layer="layout" svg:x1="3.601cm" svg:y1="12.875cm" svg:x2="3.601cm" svg:y2="7.875cm">
          <text:p/>
        </draw:line>
        <draw:line draw:style-name="gr1" draw:text-style-name="P1" xml:id="id8" draw:id="id8" draw:layer="layout" svg:x1="10.301cm" svg:y1="12.875cm" svg:x2="10.301cm" svg:y2="7.875cm">
          <text:p/>
        </draw:line>
        <draw:connector draw:style-name="gr4" draw:text-style-name="P1" draw:layer="layout" draw:type="lines" svg:x1="3.601cm" svg:y1="7.875cm" svg:x2="10.301cm" svg:y2="7.875cm" draw:start-shape="id7" draw:start-glue-point="0" draw:end-shape="id8" draw:end-glue-point="0" svg:d="M3601 7875h550 5600 550" svg:viewBox="0 0 6701 1">
          <text:p/>
        </draw:connector>
        <draw:custom-shape draw:style-name="gr3" draw:text-style-name="P2" xml:id="id9" draw:id="id9" draw:layer="layout" svg:width="4.4cm" svg:height="2.1cm" svg:x="23.301cm" svg:y="6.775cm">
          <text:p text:style-name="P2"><text:span text:style-name="T1">Password Reset</text:span></text:p>
          <text:p text:style-name="P2"><text:span text:style-name="T1">Screen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21.301cm" svg:y1="7.875cm" svg:x2="23.851cm" svg:y2="7.825cm" draw:start-shape="id6" draw:start-glue-point="7" draw:end-shape="id9" draw:end-glue-point="9" svg:d="M21301 7875h551l899-50h1100" svg:viewBox="0 0 2551 51">
          <text:p/>
        </draw:connector>
        <draw:frame draw:style-name="gr7" draw:text-style-name="P3" draw:layer="layout" svg:width="1.4cm" svg:height="0.8cm" svg:x="21.601cm" svg:y="7.175cm">
          <draw:text-box>
            <text:p text:style-name="P3"><text:span text:style-name="T2">Yes</text:span></text:p>
          </draw:text-box>
        </draw:frame>
        <draw:custom-shape draw:style-name="gr3" draw:text-style-name="P2" xml:id="id10" draw:id="id10" draw:layer="layout" svg:width="2.7cm" svg:height="2.3cm" svg:x="12.501cm" svg:y="6.775cm">
          <text:p text:style-name="P2"><text:span text:style-name="T1">Input Log </text:span></text:p>
          <text:p text:style-name="P2"><text:span text:style-name="T1">In 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0.301cm" svg:y1="7.875cm" svg:x2="12.838cm" svg:y2="7.925cm" draw:start-shape="id8" draw:start-glue-point="0" draw:end-shape="id10" draw:end-glue-point="9" svg:d="M10301 7875h550l1100 50h887" svg:viewBox="0 0 2538 51">
          <text:p/>
        </draw:connector>
        <draw:connector draw:style-name="gr4" draw:text-style-name="P1" draw:layer="layout" draw:type="lines" svg:x1="14.864cm" svg:y1="7.925cm" svg:x2="16.801cm" svg:y2="7.875cm" draw:start-shape="id10" draw:start-glue-point="6" draw:end-shape="id6" draw:end-glue-point="5" svg:d="M14864 7925h888l499-50h550" svg:viewBox="0 0 1938 51">
          <text:p/>
        </draw:connector>
        <draw:line draw:style-name="gr4" draw:text-style-name="P1" draw:layer="layout" svg:x1="25.101cm" svg:y1="8.875cm" svg:x2="25.101cm" svg:y2="11.175cm">
          <text:p/>
        </draw:line>
        <draw:frame draw:style-name="gr9" draw:text-style-name="P3" draw:layer="layout" svg:width="6.6cm" svg:height="1.25cm" svg:x="17.801cm" svg:y="17.225cm">
          <draw:text-box>
            <text:p text:style-name="P3"><text:span text:style-name="T2">See Figure, Page</text:span></text:p>
          </draw:text-box>
        </draw:frame>
        <draw:line draw:style-name="gr4" draw:text-style-name="P1" draw:layer="layout" svg:x1="19.001cm" svg:y1="14.975cm" svg:x2="19.001cm" svg:y2="17.275cm">
          <text:p/>
        </draw:line>
        <draw:frame draw:style-name="gr9" draw:text-style-name="P3" draw:layer="layout" svg:width="6.6cm" svg:height="1.25cm" svg:x="23.8cm" svg:y="11.2cm">
          <draw:text-box>
            <text:p text:style-name="P3"><text:span text:style-name="T2">See Figure, Page</text:span></text:p>
          </draw:text-box>
        </draw:frame>
        <draw:frame draw:style-name="gr10" draw:text-style-name="P3" draw:layer="layout" svg:width="4.8cm" svg:height="2.05cm" svg:x="11cm" svg:y="4.8cm">
          <draw:text-box>
            <text:p text:style-name="P3"><text:span text:style-name="T2">Figure , Page </text:span></text:p>
          </draw:text-box>
        </draw:frame>
        <draw:line draw:style-name="gr11" draw:text-style-name="P1" draw:layer="layout" svg:x1="14.2cm" svg:y1="4.5cm" svg:x2="18.2cm" svg:y2="4.5cm">
          <text:p/>
        </draw:line>
        <draw:line draw:style-name="gr11" draw:text-style-name="P1" draw:layer="layout" svg:x1="14.2cm" svg:y1="5.2cm" svg:x2="17.8cm" svg:y2="5.2cm">
          <text:p/>
        </draw:line>
        <draw:frame draw:style-name="gr10" draw:text-style-name="P3" draw:layer="layout" svg:width="4.8cm" svg:height="2.05cm" svg:x="11cm" svg:y="4.05cm">
          <draw:text-box>
            <text:p text:style-name="P3"><text:span text:style-name="T2">Figure , Pag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35:57.250000000</meta:creation-date>
    <dc:date>2014-11-30T13:55:21.131000000</dc:date>
    <meta:editing-duration>PT1H19M6S</meta:editing-duration>
    <meta:editing-cycles>2</meta:editing-cycles>
    <meta:generator>LibreOffice/4.2.6.3$Windows_x86 LibreOffice_project/3fd416d4c6db7d3204c17ce57a1d70f6e531ee21</meta:generator>
    <meta:document-statistic meta:object-count="44"/>
  </office:meta>
</office:document-meta>
</file>